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201000000D10000002226BCED6BBD2B17E1.png" manifest:media-type="image/png"/>
  <manifest:file-entry manifest:full-path="Pictures/1000556F0000159B00000381565108661CC0A48C.svg" manifest:media-type="image/svg+xml"/>
  <manifest:file-entry manifest:full-path="Pictures/" manifest:media-type="application/binary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573cm" draw:visible-area-height="1.305cm" draw:ole-draw-aspect="1"/>
    </style:style>
    <style:style style:name="gr3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Object_20_with_20_no_20_fill_20_and_20_no_20_line">
      <style:graphic-properties texmacscode="&amp;lt;\\equation*&amp;gt;\n  N=n&amp;lt;rsub|1&amp;gt;+n&amp;lt;rsub|2&amp;gt;=&amp;lt;frac|4*\\&amp;lt;sigma\\&amp;gt;&amp;lt;rsup|2&amp;gt;*&amp;lt;around|(|z&amp;lt;rsub|1-\\&amp;lt;alpha\\&amp;gt;/2&amp;gt;+z&amp;lt;rsub|1-\\&amp;lt;beta\\&amp;gt;&amp;gt;|)&amp;gt;&amp;lt;rsup|2&amp;gt;|&amp;lt;around|(|d=\\&amp;lt;mu\\&amp;gt;&amp;lt;rsub|1&amp;gt;-\\&amp;lt;mu\\&amp;gt;&amp;lt;rsub|2&amp;gt;|)&amp;gt;&amp;lt;rsup|2&amp;gt;&amp;gt;\n&amp;lt;/equation*&amp;gt;" texmacsstyle="" texmacsbaseline="0.364615384615385" latex="&gt;&#10;" preamble="texmacs_latex.sty" draw:textarea-vertical-align="middle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06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356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661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661cm" fo:margin-bottom="0cm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40pt" fo:language="fr" fo:country="FR" fo:font-weight="bold" style:font-size-asian="40pt" style:language-asian="fr" style:country-asian="FR" style:font-weight-asian="bold" style:font-size-complex="40pt" style:language-complex="fr" style:country-complex="FR" style:font-weight-complex="bold"/>
    </style:style>
    <style:style style:name="T2" style:family="text">
      <style:text-properties fo:font-size="30pt" fo:language="fr" fo:country="FR" style:font-size-asian="30pt" style:language-asian="fr" style:country-asian="FR" style:font-size-complex="30pt" style:language-complex="fr" style:country-complex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presentation:footer-decl presentation:name="ftr1">28 - </presentation:footer-decl>
      <draw:page draw:name="page1" draw:style-name="dp1" draw:master-page-name="Default" presentation:presentation-page-layout-name="AL1T19" presentation:use-footer-name="ftr1">
        <draw:frame presentation:style-name="pr1" draw:text-style-name="P2" draw:layer="layout" svg:width="24.13cm" svg:height="2.328cm" svg:x="0.639cm" svg:y="0.3cm" presentation:class="title" presentation:user-transformed="true">
          <draw:text-box>
            <text:list text:style-name="L1">
              <text:list-header>
                <text:p text:style-name="P1"><text:span text:style-name="T1">Mathtype equation → TeXmacs</text:span></text:p>
              </text:list-header>
            </text:list>
          </draw:text-box>
        </draw:frame>
        <draw:custom-shape draw:style-name="gr1" draw:text-style-name="P4" draw:layer="layout" svg:width="24.13cm" svg:height="1.53cm" svg:x="0.635cm" svg:y="3.598cm">
          <text:list text:style-name="L1">
            <text:list-header>
              <text:p text:style-name="P3"><text:span text:style-name="T2">original Mathype equ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8.627cm" svg:height="4.727cm" svg:x="3.572cm" svg:y="5.874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5" draw:layer="layout" svg:x1="0.692cm" svg:y1="2.509cm" svg:x2="24.977cm" svg:y2="2.54cm">
          <text:p/>
        </draw:line>
        <draw:custom-shape draw:style-name="gr4" draw:text-style-name="P4" draw:layer="layout" svg:width="24.13cm" svg:height="1.53cm" svg:x="0.869cm" svg:y="16.801cm">
          <text:list text:style-name="L1">
            <text:list-header>
              <text:p text:style-name="P3"><text:span text:style-name="T2">(fonts can be changed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24.13cm" svg:height="1.53cm" svg:x="1.001cm" svg:y="11.47cm">
          <text:list text:style-name="L1">
            <text:list-header>
              <text:p text:style-name="P3"><text:span text:style-name="T2">converted to TeXmacs 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8.627cm" svg:height="3.021cm" svg:x="3.216cm" svg:y="13.383cm">
          <draw:image xlink:href="Pictures/1000556F0000159B00000381565108661CC0A48C.svg" xlink:type="simple" xlink:show="embed" xlink:actuate="onLoad">
            <text:p/>
          </draw:image>
          <draw:image xlink:href="Pictures/10000201000000D10000002226BCED6BBD2B17E1.png" xlink:type="simple" xlink:show="embed" xlink:actuate="onLoad"/>
        </draw:frame>
        <presentation:notes draw:style-name="dp2">
          <draw:page-thumbnail draw:layer="layout" svg:width="12.912cm" svg:height="9.684cm" svg:x="3.281cm" svg:y="1.94cm" draw:page-number="1" presentation:class="page"/>
          <draw:frame presentation:style-name="pr2" draw:text-style-name="P2" draw:layer="layout" svg:width="15.575cm" svg:height="11.615cm" svg:x="1.948cm" svg:y="12.26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44pt" style:font-style-asian="normal" style:font-weight-asian="normal" style:font-name-complex="WenQuanYi Micro Hei1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557cm" fo:min-width="18.967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7cm" fo:padding-bottom="0.127cm" fo:padding-left="0.254cm" fo:padding-right="0.254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7cm" fo:padding-bottom="0.127cm" fo:padding-left="0.254cm" fo:padding-right="0.254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5cm" fo:min-width="0cm" fo:padding-top="0.127cm" fo:padding-bottom="0.127cm" fo:padding-left="0.254cm" fo:padding-right="0.25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5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fo:language="fr" fo:country="FR" style:font-name-asian="DejaVu Sans" style:font-size-asian="14pt" style:language-asian="fr" style:country-asian="FR" style:font-name-complex="DejaVu Sans" style:font-size-complex="14pt" style:language-complex="fr" style:country-complex="FR"/>
    </style:style>
    <style:style style:name="MT2" style:family="text">
      <style:text-properties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1" draw:text-style-name="MP2" draw:layer="backgroundobjects" svg:width="8.448cm" svg:height="1.2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448cm" svg:height="1.29cm" svg:x="11.021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448cm" svg:height="1.29cm" svg:x="0cm" svg:y="24.529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448cm" svg:height="1.29cm" svg:x="11.021cm" svg:y="24.529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3.171cm" svg:x="1.905cm" svg:y="1.692cm" presentation:class="title" presentation:placeholder="true">
        <draw:text-box/>
      </draw:frame>
      <draw:frame presentation:style-name="Default-outline1" draw:layer="backgroundobjects" svg:width="21.586cm" svg:height="11.426cm" svg:x="1.905cm" svg:y="5.503cm" presentation:class="outline" presentation:placeholder="true">
        <draw:text-box/>
      </draw:frame>
      <draw:frame draw:style-name="Mgr3" draw:text-style-name="MP6" draw:layer="backgroundobjects" svg:width="5.287cm" svg:height="1.265cm" svg:x="1.904cm" svg:y="17.356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8.039cm" svg:height="1.266cm" svg:x="20.319cm" svg:y="18.203cm" presentation:class="footer">
        <draw:text-box>
          <text:list text:style-name="ML1">
            <text:list-header>
              <text:p text:style-name="MP7"><text:span text:style-name="MT2"><presentation:footer/>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47cm" svg:height="25.82cm" svg:x="0cm" svg:y="0cm">
          <text:p/>
        </draw:rect>
        <draw:custom-shape draw:style-name="Mgr6" draw:text-style-name="MP10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6" draw:layer="backgroundobjects" svg:width="8.436cm" svg:height="1.283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8" draw:text-style-name="MP12" draw:layer="backgroundobjects" svg:width="8.436cm" svg:height="1.283cm" svg:x="11.02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907cm" svg:height="9.68cm" svg:x="3.28cm" svg:y="1.94cm" presentation:class="page"/>
        <draw:frame presentation:style-name="Default-notes" draw:layer="backgroundobjects" svg:width="15.571cm" svg:height="11.611cm" svg:x="1.948cm" svg:y="12.267cm" presentation:class="notes" presentation:placeholder="true">
          <draw:text-box/>
        </draw:frame>
        <draw:frame draw:style-name="Mgr9" draw:text-style-name="MP6" draw:layer="backgroundobjects" svg:width="8.436cm" svg:height="1.284cm" svg:x="0cm" svg:y="24.53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10" draw:text-style-name="MP12" draw:layer="backgroundobjects" svg:width="8.436cm" svg:height="1.284cm" svg:x="11.029cm" svg:y="24.53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alued Sony Customer</meta:initial-creator>
    <meta:creation-date>2002-07-22T23:54:02.886000000</meta:creation-date>
    <dc:creator>philippe Joyez</dc:creator>
    <dc:date>2017-09-22T16:45:06.177813271</dc:date>
    <meta:editing-cycles>55</meta:editing-cycles>
    <meta:editing-duration>P1DT15H19M12S</meta:editing-duration>
    <meta:document-statistic meta:object-count="31"/>
    <meta:generator>LibreOffice/5.3.1.2$Linux_X86_64 LibreOffice_project/e80a0e0fd1875e1696614d24c32df0f95f03deb2</meta:generator>
  </office:meta>
</office:document-meta>
</file>